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f6d7f" officeooo:paragraph-rsid="000f6d7f"/>
    </style:style>
    <style:style style:name="P2" style:family="paragraph" style:parent-style-name="Text_20_body">
      <style:text-properties officeooo:rsid="000f6d7f" officeooo:paragraph-rsid="001088a4"/>
    </style:style>
    <style:style style:name="P3" style:family="paragraph" style:parent-style-name="Text_20_body" style:list-style-name="L1">
      <style:text-properties officeooo:paragraph-rsid="000f6d7f"/>
    </style:style>
    <style:style style:name="P4" style:family="paragraph" style:parent-style-name="Text_20_body" style:list-style-name="L1">
      <style:text-properties officeooo:paragraph-rsid="001088a4"/>
    </style:style>
    <style:style style:name="P5" style:family="paragraph" style:parent-style-name="Text_20_body" style:list-style-name="L1">
      <style:text-properties officeooo:rsid="001011c4" officeooo:paragraph-rsid="001088a4"/>
    </style:style>
    <style:style style:name="P6" style:family="paragraph" style:parent-style-name="Text_20_body">
      <style:text-properties officeooo:rsid="001088a4" officeooo:paragraph-rsid="001088a4"/>
    </style:style>
    <style:style style:name="P7" style:family="paragraph" style:parent-style-name="Heading_20_1">
      <style:text-properties officeooo:rsid="001088a4" officeooo:paragraph-rsid="001088a4"/>
    </style:style>
    <style:style style:name="T1" style:family="text">
      <style:text-properties officeooo:rsid="000f6d7f"/>
    </style:style>
    <style:style style:name="T2" style:family="text">
      <style:text-properties officeooo:rsid="00104e2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nkel git workflow</text:p>
      <text:p text:style-name="Text_20_body"/>
      <text:p text:style-name="P1">Dette dokumentet beskriver en workflow som er enklere enn git-flow og er støttet av et sett med aliaser.</text:p>
      <text:p text:style-name="P1"/>
      <text:p text:style-name="P1">prinsipper:</text:p>
      <text:p text:style-name="P1">*masterbranch deles av flere, og inneholder releaser, hotfixer, og alt i mellom.</text:p>
      <text:p text:style-name="P1">*tag med versjonsnummer brukes for å identifisere en release.</text:p>
      <text:p text:style-name="P1">*arbeide legges til master uten å bruke merge-committ. dette krever at alle committer har gode kommentarer og inneholder spagetti. Dvs man gjør gjerne en ryddejobb før man legge committs til master-branchen.</text:p>
      <text:p text:style-name="P1"/>
      <text:p text:style-name="P1"/>
      <text:p text:style-name="P1">usecase'er:</text:p>
      <text:p text:style-name="P1"/>
      <text:p text:style-name="P1">sette opp git repository</text:p>
      <text:p text:style-name="P1"/>
      <text:p text:style-name="P1"/>
      <text:p text:style-name="P1">legge til ny funksjonalitet:</text:p>
      <text:p text:style-name="P1"/>
      <text:h text:style-name="Heading_20_1" text:outline-level="1">precondition</text:h>
      <text:p text:style-name="P2">det er allerede satt opp et repo og utviklingen har startet. det er flere (&lt;5) personer som bidrar parallellt.</text:p>
      <text:h text:style-name="Heading_20_1" text:outline-level="1">posticondition</text:h>
      <text:p text:style-name="P6">en lineær historie av committer som hver for seg beskriver en logisk endring, har beskrivende committ-meldinger, og er egnet til å reviewe.</text:p>
      <text:h text:style-name="P7" text:outline-level="1">Scenario</text:h>
      <text:list xml:id="list3818117854369475779" text:style-name="L1">
        <text:list-item>
          <text:p text:style-name="P3"><text:span text:style-name="T1">Ny utvikler I prosjektet (Per) kloner master branchen i repositoriet.</text:span></text:p>
        </text:list-item>
        <text:list-item>
          <text:p text:style-name="P3"><text:span text:style-name="T1">Per setter opp navn og email (alias: git setupglobals)</text:span></text:p>
        </text:list-item>
        <text:list-item>
          <text:p text:style-name="P3"><text:soft-page-break/><text:span text:style-name="T1">Per lager seg en ny branch for å jobbe i (alias: git cob "FUNCTION_A)</text:span></text:p>
        </text:list-item>
        <text:list-item>
          <text:p text:style-name="P3"><text:span text:style-name="T1">Per koder i vei og committer endringer hyppig før han er fornøyd. resultatet er 15 committer i FUNCTION_A som er ganske så rotete og hver og en beskriver en endring.</text:span></text:p>
        </text:list-item>
        <text:list-item>
          <text:p text:style-name="P4"><text:span text:style-name="T1">Per rydder opp! Han bytter rekkefølge på committer og squasher dem sammen der det er naturlig (Alias: git ri HEAD~15). Han passer også på å gi beskrivende commit-meldinger. Per har nå en ryddig og oversiktelig FUNCTION_A branch med 3 committer.</text:span></text:p>
        </text:list-item>
        <text:list-item>
          <text:p text:style-name="P5">Per må nå få committene I FUNCTION_A over I master-branchen <text:span text:style-name="T2">(Alias: git pr)</text:span>. <text:span text:style-name="T2">Siden han hentet ned master-branchen har utvikler Pål lagt til en committ. Per sin master branch er nå en commit bak. han vet ikke dette. Per unngår likevel at det skapes en merge-commit ved å rebase sine committer på Pål sine. Deretter pusher han de tre committene til serveren (git push). Resultatet er en lineær master-branch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01:35:15.241591770</meta:creation-date>
    <dc:date>2016-06-15T02:16:08.997837371</dc:date>
    <meta:editing-duration>PT25M38S</meta:editing-duration>
    <meta:editing-cycles>3</meta:editing-cycles>
    <meta:generator>LibreOffice/4.3.3.2$Linux_x86 LibreOffice_project/430m0$Build-2</meta:generator>
    <meta:document-statistic meta:table-count="0" meta:image-count="0" meta:object-count="0" meta:page-count="2" meta:paragraph-count="20" meta:word-count="305" meta:character-count="1846" meta:non-whitespace-character-count="1567"/>
  </office:meta>
</office:document-meta>
</file>